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130b08" officeooo:paragraph-rsid="001d5ddd" style:font-size-asian="13.1000003814697pt" style:font-weight-asian="bold" style:font-size-complex="15pt" style:font-weight-complex="bold"/>
    </style:style>
    <style:style style:name="P2" style:family="paragraph" style:parent-style-name="Standard">
      <style:text-properties fo:font-size="15pt" fo:font-weight="bold" officeooo:rsid="001354f1" officeooo:paragraph-rsid="001d5ddd" style:font-size-asian="13.1000003814697pt" style:font-weight-asian="bold" style:font-size-complex="15pt" style:font-weight-complex="bold"/>
    </style:style>
    <style:style style:name="T1" style:family="text">
      <style:text-properties officeooo:rsid="001d5ddd"/>
    </style:style>
    <style:style style:name="T2" style:family="text">
      <style:text-properties officeooo:rsid="00130b08"/>
    </style:style>
    <style:style style:name="T3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ERSONA</text:span> (<text:span text:style-name="T1">#cuenta,nombre,nacionalidad</text:span>) siendo </text:p>
      <text:p text:style-name="P1"><text:tab/><text:tab/><text:span text:style-name="T1">cuenta es entero</text:span>,</text:p>
      <text:p text:style-name="P1"><text:tab/><text:tab/><text:span text:style-name="T1">nombre </text:span>es cadena no nula,</text:p>
      <text:p text:style-name="P1"><text:tab/><text:tab/><text:span text:style-name="T1">nacionalidad </text:span>es cadena no nula,</text:p>
      <text:p text:style-name="P1"><text:tab/>PK (<text:span text:style-name="T1">cuenta</text:span>)</text:p>
      <text:p text:style-name="P1"/>
      <text:p text:style-name="P1"><text:span text:style-name="T1">GRUPO</text:span> (#<text:span text:style-name="T1">niv_grup</text:span>,<text:span text:style-name="T1">nom_grup</text:span>,<text:span text:style-name="T1">horario</text:span>) siendo</text:p>
      <text:p text:style-name="P1"><text:tab/><text:tab/><text:span text:style-name="T1">niv_grup</text:span> es <text:span text:style-name="T1">entero</text:span>,</text:p>
      <text:p text:style-name="P1"><text:tab/><text:tab/><text:span text:style-name="T1">nom_grup</text:span> es cadena no nula,</text:p>
      <text:p text:style-name="P1"><text:tab/><text:tab/><text:span text:style-name="T1">horario</text:span> es cadena no nula,</text:p>
      <text:p text:style-name="P1"><text:tab/>PK (<text:span text:style-name="T1">niv_grup</text:span>)</text:p>
      <text:p text:style-name="P1"><text:tab/><text:span text:style-name="T1">FK (cuenta de persona/PERSONA(cuenta))</text:span></text:p>
      <text:p text:style-name="P1"/>
      <text:p text:style-name="P2"><text:span text:style-name="T1">PROFESORES</text:span> (#<text:span text:style-name="T1">nss</text:span>,<text:span text:style-name="T1">nom&amp;apll,nacionalidad_prof</text:span>) siendo</text:p>
      <text:p text:style-name="P2"><text:tab/><text:tab/><text:span text:style-name="T1">nss es entera,</text:span></text:p>
      <text:p text:style-name="P1"><text:tab/><text:tab/> <text:span text:style-name="T1">nom&amp;apll </text:span>es cadena no nula,</text:p>
      <text:p text:style-name="P1"><text:tab/><text:tab/><text:span text:style-name="T1">nacionalidad </text:span>es cadena no nula,</text:p>
      <text:p text:style-name="P1"><text:tab/>PK (<text:span text:style-name="T1">nss</text:span>)</text:p>
      <text:p text:style-name="P1"><text:tab/>PK (<text:span text:style-name="T1">nivel grupo/GRUPO(niv_grup)</text:span>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4T10:30:09.958920465</meta:creation-date>
    <dc:date>2019-11-04T10:41:14.886901127</dc:date>
    <meta:editing-duration>PT11M6S</meta:editing-duration>
    <meta:editing-cycles>1</meta:editing-cycles>
    <meta:document-statistic meta:table-count="0" meta:image-count="0" meta:object-count="0" meta:page-count="1" meta:paragraph-count="17" meta:word-count="61" meta:character-count="480" meta:non-whitespace-character-count="411"/>
    <meta:generator>LibreOffice/6.0.7.3$Linux_X86_64 LibreOffice_project/00m0$Build-3</meta:generator>
  </office:meta>
</office:document-meta>
</file>